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21de" style:font-size-asian="11pt" style:font-size-complex="11pt"/>
    </style:style>
    <style:style style:name="P6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28692a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28da11" style:font-size-asian="11pt" style:font-size-complex="11pt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26822c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238f40" officeooo:paragraph-rsid="0026822c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38f40" officeooo:paragraph-rsid="0028692a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6822c" officeooo:paragraph-rsid="0026822c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26822c" officeooo:paragraph-rsid="0026822c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100eb" officeooo:paragraph-rsid="0026822c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officeooo:rsid="00277e57" officeooo:paragraph-rsid="00277e57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officeooo:rsid="00277e57" officeooo:paragraph-rsid="0028692a" style:font-size-asian="11pt" style:font-size-complex="11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692a" officeooo:paragraph-rsid="0028692a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officeooo:rsid="0028692a" officeooo:paragraph-rsid="0028692a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officeooo:rsid="0025974f" officeooo:paragraph-rsid="0025974f" style:font-size-asian="11pt" style:font-size-complex="11pt"/>
    </style:style>
    <style:style style:name="P26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7" style:family="paragraph" style:parent-style-name="Table_20_Contents">
      <style:text-properties style:font-name="Liberation Mono" fo:font-size="10.5pt" officeooo:rsid="0026822c" officeooo:paragraph-rsid="0026822c" style:font-size-asian="10.5pt" style:font-size-complex="10.5pt"/>
    </style:style>
    <style:style style:name="P28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692a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style:font-name="Liberation Mono" fo:font-size="10.5pt" fo:font-weight="bold" officeooo:rsid="001c47c3" officeooo:paragraph-rsid="0026822c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3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5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6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7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8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40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41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2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4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5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9a1ab" style:font-size-asian="12pt" style:font-size-complex="12pt"/>
    </style:style>
    <style:style style:name="P47" style:family="paragraph" style:parent-style-name="Table_20_Contents">
      <style:paragraph-properties fo:line-height="150%"/>
      <style:text-properties style:font-name="Liberation Sans" fo:font-size="12pt" officeooo:paragraph-rsid="002100eb" style:font-size-asian="12pt" style:font-size-complex="12pt"/>
    </style:style>
    <style:style style:name="P48" style:family="paragraph" style:parent-style-name="Table_20_Contents">
      <style:paragraph-properties fo:line-height="150%"/>
      <style:text-properties style:font-name="Liberation Sans" fo:font-size="12pt" officeooo:paragraph-rsid="00197503" style:font-size-asian="12pt" style:font-size-complex="12pt"/>
    </style:style>
    <style:style style:name="P49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5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5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52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5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100eb" officeooo:paragraph-rsid="002100eb" style:font-size-asian="12pt" style:font-size-complex="12pt"/>
    </style:style>
    <style:style style:name="P54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27653" officeooo:paragraph-rsid="00227653" style:font-size-asian="12pt" style:font-size-complex="12pt"/>
    </style:style>
    <style:style style:name="P5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5974f" officeooo:paragraph-rsid="0025974f" style:font-size-asian="12pt" style:font-size-complex="12pt"/>
    </style:style>
    <style:style style:name="P57" style:family="paragraph" style:parent-style-name="Table_20_Contents">
      <style:paragraph-properties fo:line-height="150%"/>
      <style:text-properties style:font-name="Liberation Sans" fo:font-size="12pt" officeooo:rsid="0025974f" officeooo:paragraph-rsid="0025974f" style:font-size-asian="12pt" style:font-size-complex="12pt"/>
    </style:style>
    <style:style style:name="P58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3" style:family="paragraph" style:parent-style-name="Horizontal_20_Line">
      <style:text-properties style:font-name="Liberation Sans"/>
    </style:style>
    <style:style style:name="P64" style:family="paragraph" style:parent-style-name="Standard">
      <style:text-properties officeooo:paragraph-rsid="00079c3d"/>
    </style:style>
    <style:style style:name="P65" style:family="paragraph" style:parent-style-name="Table_20_Contents">
      <style:paragraph-properties fo:line-height="115%"/>
      <style:text-properties officeooo:paragraph-rsid="001b8a5b"/>
    </style:style>
    <style:style style:name="P66" style:family="paragraph" style:parent-style-name="Table_20_Contents">
      <style:paragraph-properties fo:line-height="115%"/>
      <style:text-properties officeooo:paragraph-rsid="00227653"/>
    </style:style>
    <style:style style:name="P67" style:family="paragraph" style:parent-style-name="Table_20_Contents">
      <style:paragraph-properties fo:line-height="115%"/>
      <style:text-properties officeooo:paragraph-rsid="002100eb"/>
    </style:style>
    <style:style style:name="P68" style:family="paragraph" style:parent-style-name="Table_20_Contents">
      <style:paragraph-properties fo:line-height="115%"/>
      <style:text-properties officeooo:paragraph-rsid="00238f40"/>
    </style:style>
    <style:style style:name="P69" style:family="paragraph" style:parent-style-name="Standard">
      <style:text-properties style:font-name="Liberation Sans" fo:font-size="12pt" fo:font-weight="bold" officeooo:rsid="0008c080" officeooo:paragraph-rsid="00079c3d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e2423" style:font-size-asian="12pt" style:font-size-complex="12pt"/>
    </style:style>
    <style:style style:name="P71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72" style:family="paragraph" style:parent-style-name="Standard">
      <style:text-properties officeooo:paragraph-rsid="002e2423"/>
    </style:style>
    <style:style style:name="P73" style:family="paragraph" style:parent-style-name="Table_20_Contents">
      <style:paragraph-properties fo:line-height="115%"/>
      <style:text-properties style:font-name="Liberation Mono" fo:font-size="11pt" officeooo:rsid="0026822c" officeooo:paragraph-rsid="0026822c" style:font-size-asian="11pt" style:font-size-complex="11pt"/>
    </style:style>
    <style:style style:name="P74" style:family="paragraph" style:parent-style-name="Table_20_Contents">
      <style:paragraph-properties fo:line-height="115%"/>
      <style:text-properties style:font-name="Liberation Mono" fo:font-size="11pt" officeooo:rsid="00277e57" officeooo:paragraph-rsid="00277e57" style:font-size-asian="11pt" style:font-size-complex="11pt"/>
    </style:style>
    <style:style style:name="P75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2e2423" fo:background-color="transparent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2e2423" style:font-size-asian="12pt" style:font-size-complex="12pt"/>
    </style:style>
    <style:style style:name="P77" style:family="paragraph" style:parent-style-name="Table_20_Contents">
      <style:paragraph-properties fo:line-height="150%"/>
      <style:text-properties style:font-name="Liberation Sans" fo:font-size="12pt" officeooo:rsid="0008c080" officeooo:paragraph-rsid="002e2423" style:font-size-asian="12pt" style:font-size-complex="12pt"/>
    </style:style>
    <style:style style:name="P78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2e2423" style:font-size-asian="12pt" style:font-size-complex="12pt"/>
    </style:style>
    <style:style style:name="P7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2e2423" style:font-size-asian="12pt" style:font-size-complex="12pt"/>
    </style:style>
    <style:style style:name="P80" style:family="paragraph" style:parent-style-name="Table_20_Contents">
      <style:paragraph-properties fo:line-height="150%"/>
      <style:text-properties style:font-name="Liberation Sans" fo:font-size="12pt" officeooo:rsid="001b4984" officeooo:paragraph-rsid="002e2423" style:font-size-asian="12pt" style:font-size-complex="12pt"/>
    </style:style>
    <style:style style:name="P8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2e2423" style:font-size-asian="12pt" style:font-size-complex="12pt"/>
    </style:style>
    <style:style style:name="P82" style:family="paragraph" style:parent-style-name="Table_20_Contents">
      <style:paragraph-properties fo:line-height="150%"/>
      <style:text-properties style:font-name="Liberation Sans" fo:font-size="12pt" officeooo:rsid="0011d9e8" officeooo:paragraph-rsid="002e2423" style:font-size-asian="12pt" style:font-size-complex="12pt"/>
    </style:style>
    <style:style style:name="P83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2e2423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2e2423" fo:background-color="transparent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line-height="150%"/>
      <style:text-properties officeooo:paragraph-rsid="002e2423"/>
    </style:style>
    <style:style style:name="P8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6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7" style:family="text">
      <style:text-properties style:font-name="Liberation Mono" fo:font-size="11pt" officeooo:rsid="001b8a5b" style:font-size-asian="11pt" style:font-size-complex="11pt"/>
    </style:style>
    <style:style style:name="T8" style:family="text">
      <style:text-properties style:font-name="Liberation Mono" fo:font-size="11pt" officeooo:rsid="002100eb" style:font-size-asian="11pt" style:font-size-complex="11pt"/>
    </style:style>
    <style:style style:name="T9" style:family="text">
      <style:text-properties style:font-name="Liberation Mono" fo:font-size="11pt" officeooo:rsid="0026822c" style:font-size-asian="11pt" style:font-size-complex="11pt"/>
    </style:style>
    <style:style style:name="T10" style:family="text">
      <style:text-properties style:font-name="Liberation Mono" fo:font-size="11pt" officeooo:rsid="00238f40" style:font-size-asian="11pt" style:font-size-complex="11pt"/>
    </style:style>
    <style:style style:name="T11" style:family="text">
      <style:text-properties style:font-name="Liberation Mono" fo:font-size="11pt" officeooo:rsid="00277e57" style:font-size-asian="11pt" style:font-size-complex="11pt"/>
    </style:style>
    <style:style style:name="T12" style:family="text">
      <style:text-properties style:font-name="Liberation Mono" fo:font-size="11pt" style:text-underline-style="none" officeooo:rsid="002100eb" style:font-size-asian="11pt" style:font-size-complex="11pt"/>
    </style:style>
    <style:style style:name="T13" style:family="text">
      <style:text-properties style:font-name="Liberation Mono" fo:font-size="11pt" style:text-underline-style="none" officeooo:rsid="0026822c" style:font-size-asian="11pt" style:font-size-complex="11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6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7" style:family="text">
      <style:text-properties style:font-name="Liberation Sans" fo:font-size="16pt" fo:font-weight="bold" officeooo:rsid="002bb5a9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6pt" fo:font-weight="bold" officeooo:rsid="002e2423" style:font-size-asian="16pt" style:font-weight-asian="bold" style:font-size-complex="16pt" style:font-weight-complex="bold"/>
    </style:style>
    <style:style style:name="T19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20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3" style:family="text">
      <style:text-properties style:font-name="Liberation Sans" fo:font-size="12pt" officeooo:rsid="002a4db2" style:font-size-asian="12pt" style:font-size-complex="12pt"/>
    </style:style>
    <style:style style:name="T24" style:family="text">
      <style:text-properties style:font-name="Liberation Sans" fo:font-size="12pt" officeooo:rsid="001b4984" style:font-size-asian="12pt" style:font-size-complex="12pt"/>
    </style:style>
    <style:style style:name="T25" style:family="text">
      <style:text-properties officeooo:rsid="00197503"/>
    </style:style>
    <style:style style:name="T26" style:family="text">
      <style:text-properties officeooo:rsid="001c47c3"/>
    </style:style>
    <style:style style:name="T27" style:family="text">
      <style:text-properties officeooo:rsid="002100eb"/>
    </style:style>
    <style:style style:name="T28" style:family="text">
      <style:text-properties officeooo:rsid="001b6a91"/>
    </style:style>
    <style:style style:name="T29" style:family="text">
      <style:text-properties officeooo:rsid="0025974f"/>
    </style:style>
    <style:style style:name="T30" style:family="text">
      <style:text-properties officeooo:rsid="0026822c"/>
    </style:style>
    <style:style style:name="T31" style:family="text">
      <style:text-properties officeooo:rsid="001b8a5b"/>
    </style:style>
    <style:style style:name="T32" style:family="text">
      <style:text-properties officeooo:rsid="00277e57"/>
    </style:style>
    <style:style style:name="T33" style:family="text">
      <style:text-properties officeooo:rsid="0028da11"/>
    </style:style>
    <style:style style:name="T34" style:family="text">
      <style:text-properties officeooo:rsid="002e2423"/>
    </style:style>
    <style:style style:name="T35" style:family="text">
      <style:text-properties officeooo:rsid="0028d159"/>
    </style:style>
    <style:style style:name="T36" style:family="text">
      <style:text-properties style:text-underline-style="solid" style:text-underline-width="auto" style:text-underline-color="font-color" officeooo:rsid="0025974f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15">CS</text:span><text:span text:style-name="T16">2308: </text:span><text:span text:style-name="T18">Spring</text:span><text:span text:style-name="T15"> 202</text:span><text:span text:style-name="T18">3</text:span></text:p>
      <text:p text:style-name="P33">Assignment <text:span text:style-name="T29">3</text:span> Rubric</text:p>
      <text:p text:style-name="P34"><text:span text:style-name="T2">Student Name: </text:span><text:s/><draw:control text:anchor-type="as-char" draw:z-index="0" draw:name="Shape3" draw:style-name="gr1" draw:text-style-name="P86" svg:width="5.448in" svg:height="0.2398in" draw:control="control2"/></text:p>
      <text:p text:style-name="P63"/>
      <text:p text:style-name="P34"><text:span text:style-name="T2">Style: </text:span><text:span text:style-name="T3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5">Condition</text:p>
          </table:table-cell>
          <table:table-cell table:style-name="Table3.A1" office:value-type="string">
            <text:p text:style-name="P83">Max Points</text:p>
          </table:table-cell>
          <table:table-cell table:style-name="Table3.A1" office:value-type="string">
            <text:p text:style-name="P84">Points Awarded</text:p>
          </table:table-cell>
        </table:table-row>
        <table:table-row>
          <table:table-cell table:style-name="Table3.A2" office:value-type="string">
            <text:p text:style-name="P77">All lines less that 80 characters.</text:p>
          </table:table-cell>
          <table:table-cell table:style-name="Table3.A2" office:value-type="string">
            <text:p text:style-name="P76">4</text:p>
          </table:table-cell>
          <table:table-cell table:style-name="Table3.A2" office:value-type="string">
            <text:p text:style-name="P78"><draw:control text:anchor-type="as-char" draw:z-index="17" draw:name="Shape1" draw:style-name="gr2" draw:text-style-name="P86" svg:width="0.5689in" svg:height="0.2571in" draw:control="control18"/></text:p>
          </table:table-cell>
        </table:table-row>
        <table:table-row>
          <table:table-cell table:style-name="Table3.A2" office:value-type="string">
            <text:p text:style-name="P77">Variables have meaningful names.</text:p>
          </table:table-cell>
          <table:table-cell table:style-name="Table3.A2" office:value-type="string">
            <text:p text:style-name="P76">4</text:p>
          </table:table-cell>
          <table:table-cell table:style-name="Table3.A2" office:value-type="string">
            <text:p text:style-name="P70"><draw:control text:anchor-type="as-char" draw:z-index="18" draw:name="Shape1_0" draw:style-name="gr1" draw:text-style-name="P86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85"><text:span text:style-name="T23">A</text:span><text:span text:style-name="T24">ctions are fully commented.</text:span></text:p>
          </table:table-cell>
          <table:table-cell table:style-name="Table3.A2" office:value-type="string">
            <text:p text:style-name="P76">4</text:p>
          </table:table-cell>
          <table:table-cell table:style-name="Table3.A2" office:value-type="string">
            <text:p text:style-name="P70"><draw:control text:anchor-type="as-char" draw:z-index="19" draw:name="Shape1_1" draw:style-name="gr1" draw:text-style-name="P86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77">Every block indented one tab or 4 spaces.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0"><draw:control text:anchor-type="as-char" draw:z-index="20" draw:name="Shape1_ 1" draw:style-name="gr1" draw:text-style-name="P86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80">Code is not duplicated between branches (e.g. in an if...else)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0"><draw:control text:anchor-type="as-char" draw:z-index="21" draw:name="Shape1_ 2" draw:style-name="gr1" draw:text-style-name="P86" svg:width="0.5689in" svg:height="0.2571in" draw:control="control22"/></text:p>
          </table:table-cell>
        </table:table-row>
        <table:table-row>
          <table:table-cell table:style-name="Table3.A2" office:value-type="string">
            <text:p text:style-name="P77">File name is [Authors Last Name]_assignment<text:span text:style-name="T34">3</text:span>.cpp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0"><draw:control text:anchor-type="as-char" draw:z-index="22" draw:name="Shape1_3" draw:style-name="gr1" draw:text-style-name="P86" svg:width="0.5689in" svg:height="0.2571in" draw:control="control23"/></text:p>
          </table:table-cell>
        </table:table-row>
        <table:table-row>
          <table:table-cell table:style-name="Table3.A2" office:value-type="string">
            <text:p text:style-name="P82">Author, <text:span text:style-name="T25">collaborators,</text:span> and dat<text:span text:style-name="T25">e</text:span> comments included.</text:p>
          </table:table-cell>
          <table:table-cell table:style-name="Table3.A2" office:value-type="string">
            <text:p text:style-name="P81">2</text:p>
          </table:table-cell>
          <table:table-cell table:style-name="Table3.A2" office:value-type="string">
            <text:p text:style-name="P70"><draw:control text:anchor-type="as-char" draw:z-index="23" draw:name="Shape1_8" draw:style-name="gr1" draw:text-style-name="P86" svg:width="0.5689in" svg:height="0.2571in" draw:control="control24"/></text:p>
          </table:table-cell>
        </table:table-row>
      </table:table>
      <text:p text:style-name="P72"><text:span text:style-name="T19"/></text:p>
      <text:p text:style-name="P72"><text:span text:style-name="T19">Non-functional Requirements</text:span><text:span text:style-name="T20">: </text:span><text:span text:style-name="T22">3</text:span><text:span text:style-name="T21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Condition</text:p>
          </table:table-cell>
          <table:table-cell table:style-name="Table2.A1" office:value-type="string">
            <text:p text:style-name="P60">Max Points</text:p>
          </table:table-cell>
          <table:table-cell table:style-name="Table2.A1" office:value-type="string">
            <text:p text:style-name="P60">Points Awarded</text:p>
          </table:table-cell>
        </table:table-row>
        <table:table-row>
          <table:table-cell table:style-name="Table2.A2" office:value-type="string">
            <text:p text:style-name="P57">Robot has been defined as a class, <text:span text:style-name="T33">not struct</text:span>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6"><draw:control text:anchor-type="as-char" draw:z-index="15" draw:name="Shape1_15" draw:style-name="gr2" draw:text-style-name="P86" svg:width="0.5689in" svg:height="0.2571in" draw:control="control16"/></text:p>
          </table:table-cell>
        </table:table-row>
        <table:table-row>
          <table:table-cell table:style-name="Table2.A2" office:value-type="string">
            <text:p text:style-name="P48"><text:span text:style-name="T25">Robot </text:span><text:span text:style-name="T29">class</text:span><text:span text:style-name="T28"> has all listed member</text:span><text:span text:style-name="T29"> variables and </text:span><text:span text:style-name="T36">functions</text:span><text:span text:style-name="T28">.</text:span>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42"><draw:control text:anchor-type="as-char" draw:z-index="6" draw:name="Shape1_9" draw:style-name="gr2" draw:text-style-name="P86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54"><text:span text:style-name="T28">A</text:span>ll functions are fully commented.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44"><draw:control text:anchor-type="as-char" draw:z-index="13" draw:name="Shape1_19" draw:style-name="gr2" draw:text-style-name="P86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8">Program stores array of Robot <text:span text:style-name="T27">pointers</text:span>.</text:p>
          </table:table-cell>
          <table:table-cell table:style-name="Table2.A2" office:value-type="string">
            <text:p text:style-name="P55">5</text:p>
          </table:table-cell>
          <table:table-cell table:style-name="Table2.A2" office:value-type="string">
            <text:p text:style-name="P41"><draw:control text:anchor-type="as-char" svg:y="-0.2307in" draw:z-index="7" draw:name="Shape1_10" draw:style-name="gr3" draw:text-style-name="P86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47"><text:span text:style-name="T29">Robot data members are private</text:span><text:span text:style-name="T27">.</text:span>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3"><draw:control text:anchor-type="as-char" draw:z-index="8" draw:name="Shape1_11" draw:style-name="gr1" draw:text-style-name="P86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4">All dynamically allocated memory is deleted</text:p>
          </table:table-cell>
          <table:table-cell table:style-name="Table2.A2" office:value-type="string">
            <text:p text:style-name="P55">5</text:p>
          </table:table-cell>
          <table:table-cell table:style-name="Table2.A2" office:value-type="string">
            <text:p text:style-name="P44"><draw:control text:anchor-type="as-char" draw:z-index="12" draw:name="Shape1_18" draw:style-name="gr1" draw:text-style-name="P86" svg:width="0.5689in" svg:height="0.2571in" draw:control="control13"/></text:p>
          </table:table-cell>
        </table:table-row>
      </table:table>
      <text:p text:style-name="P36"/>
      <text:p text:style-name="P37"/>
      <text:p text:style-name="P35"><text:span text:style-name="T2">Test Cases: </text:span><text:span text:style-name="T4">5</text:span><text:span text:style-name="T3">0 points</text:span></text:p>
      <text:p text:style-name="P69">Projects that do not compile will not be graded on these Test Cases.</text:p>
      <text:p text:style-name="P69">Projects that terminate early will only be graded to the case where they cease running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1">Input</text:p>
          </table:table-cell>
          <table:table-cell table:style-name="Table1.A1" office:value-type="string">
            <text:p text:style-name="P62">Console Output <text:span text:style-name="T26">is at least...</text:span></text:p>
          </table:table-cell>
          <table:table-cell table:style-name="Table1.A1" office:value-type="string">
            <text:p text:style-name="P61">Max Points</text:p>
          </table:table-cell>
          <table:table-cell table:style-name="Table1.A1" office:value-type="string">
            <text:p text:style-name="P61">Points Awarded</text:p>
          </table:table-cell>
        </table:table-row>
        <table:table-row>
          <table:table-cell table:style-name="Table1.A2" office:value-type="string">
            <text:p text:style-name="P24">Start Program</text:p>
            <text:p text:style-name="P24"/>
            <text:p text:style-name="P25">4</text:p>
            <text:p text:style-name="P25">Berry</text:p>
            <text:p text:style-name="P25">Edan</text:p>
            <text:p text:style-name="P25">Edwards</text:p>
            <text:p text:style-name="P25">Maclean</text:p>
          </table:table-cell>
          <table:table-cell table:style-name="Table1.A2" office:value-type="string">
            <text:p text:style-name="P26">Welcome.</text:p>
            <text:p text:style-name="P26">How many robots?</text:p>
            <text:p text:style-name="P26">Please name each robot.</text:p>
            <text:p text:style-name="P30">(Exact text may vary)</text:p>
            <text:p text:style-name="P30"/>
            <text:p text:style-name="P32">Please select:</text:p>
            <text:p text:style-name="P32"><text:s text:c="2"/>M- move</text:p>
            <text:p text:style-name="P32"><text:s text:c="2"/>D- distances</text:p>
            <text:p text:style-name="P32"><text:s text:c="2"/>Q- quit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86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67"><text:span text:style-name="T12">m </text:span><text:span text:style-name="T13">Edan</text:span><text:span text:style-name="T12"> </text:span><text:span text:style-name="T13">s</text:span></text:p>
            <text:p text:style-name="P67"><text:span text:style-name="T12">M </text:span><text:span text:style-name="T13">Edan</text:span><text:span text:style-name="T12"> l</text:span></text:p>
          </table:table-cell>
          <table:table-cell table:style-name="Table1.A2" office:value-type="string">
            <text:p text:style-name="P27">Edan is now stopped</text:p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86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65"><text:span text:style-name="T7">M </text:span><text:span text:style-name="T9">Maclean</text:span><text:span text:style-name="T7"> </text:span><text:span text:style-name="T8">r</text:span></text:p>
            <text:p text:style-name="P19">m <text:span text:style-name="T30">Maclean</text:span> <text:span text:style-name="T30">s</text:span></text:p>
            <text:p text:style-name="P19">m <text:span text:style-name="T30">Maclean</text:span> <text:span text:style-name="T30">s</text:span></text:p>
            <text:p text:style-name="P19"><text:span text:style-name="T31">M </text:span><text:span text:style-name="T30">Maclean</text:span><text:span text:style-name="T31"> </text:span>r</text:p>
          </table:table-cell>
          <table:table-cell table:style-name="Table1.A2" office:value-type="string">
            <text:p text:style-name="P12"><text:span text:style-name="T30">Maclean</text:span>’s position is 1, 0</text:p>
            <text:p text:style-name="P18">Maclean is now stopped</text:p>
            <text:p text:style-name="P18">Maclean is now started</text:p>
            <text:p text:style-name="P18">Maclean’s position is 2, 0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86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68"><text:span text:style-name="T10">M </text:span><text:span text:style-name="T9">Edwards</text:span><text:span text:style-name="T10"> r</text:span></text:p>
            <text:p text:style-name="P68"><text:span text:style-name="T10">m </text:span><text:span text:style-name="T9">Edwards</text:span><text:span text:style-name="T10"> </text:span><text:span text:style-name="T9">U</text:span></text:p>
            <text:p text:style-name="P15">m <text:span text:style-name="T30">Edwards</text:span> <text:span text:style-name="T30">l</text:span></text:p>
            <text:p text:style-name="P15"><text:span text:style-name="T30">M</text:span> <text:span text:style-name="T30">Edwards</text:span> <text:span text:style-name="T30">d</text:span></text:p>
          </table:table-cell>
          <table:table-cell table:style-name="Table1.A2" office:value-type="string">
            <text:p text:style-name="P15"><text:span text:style-name="T30">Edwards</text:span>’s position is 1, 0</text:p>
            <text:p text:style-name="P15"><text:span text:style-name="T30">Edwards</text:span>’s position is 1, <text:span text:style-name="T30">1</text:span></text:p>
            <text:p text:style-name="P15"><text:span text:style-name="T30">Edwards</text:span>’s position is <text:span text:style-name="T30">0</text:span>, <text:span text:style-name="T30">1</text:span></text:p>
            <text:p text:style-name="P15"><text:span text:style-name="T30">Edwards</text:span>’s position is <text:span text:style-name="T30">0</text:span>, 0</text:p>
          </table:table-cell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86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Program prints error message</text:p>
            <text:p text:style-name="P28">(Exact text may vary)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86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20">r Berry Shauna</text:p>
            <text:p text:style-name="P23">m Berry</text:p>
            <text:p text:style-name="P20"/>
            <text:p text:style-name="P20"/>
          </table:table-cell>
          <table:table-cell table:style-name="Table1.A2" office:value-type="string">
            <text:p text:style-name="P20">Berry’s name is now Shauna</text:p>
            <text:p text:style-name="P8">Program prints error message</text:p>
            <text:p text:style-name="P29">(Exact text may vary)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86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21">m Shauna l</text:p>
          </table:table-cell>
          <table:table-cell table:style-name="Table1.A2" office:value-type="string">
            <text:p text:style-name="P16"><text:span text:style-name="T32">Shauna</text:span>’s position is -<text:span text:style-name="T32">1</text:span>, 0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5"><draw:control text:anchor-type="as-char" draw:z-index="16" draw:name="Shape1_16" draw:style-name="gr1" draw:text-style-name="P86" svg:width="0.5689in" svg:height="0.2571in" draw:control="control17"/>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68"><text:span text:style-name="T11">Edwards</text:span><text:span text:style-name="T8"> <text:s text:c="9"/></text:span><text:span text:style-name="T10">4</text:span></text:p>
            <text:p text:style-name="P65"><text:span text:style-name="T11">Maclean</text:span><text:span text:style-name="T8"> </text:span><text:span text:style-name="T7"><text:s text:c="9"/></text:span><text:span text:style-name="T11">2</text:span></text:p>
            <text:p text:style-name="P65"><text:span text:style-name="T11">Shauna</text:span><text:span text:style-name="T7"> <text:s text:c="10"/></text:span><text:span text:style-name="T11">1</text:span></text:p>
            <text:p text:style-name="P20">Edan <text:s text:c="12"/>0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86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7">Q</text:p>
            <text:p text:style-name="P6"/>
          </table:table-cell>
          <table:table-cell table:style-name="Table1.A2" office:value-type="string">
            <text:p text:style-name="P13">Goodbye</text:p>
            <text:p text:style-name="P28">(Exact text may vary)</text:p>
            <text:p text:style-name="P66"><text:span text:style-name="T5">(</text:span><text:span text:style-name="T6">Program should terminate</text:span><text:span text:style-name="T5">)</text:span>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86" svg:width="0.5689in" svg:height="0.2571in" draw:control="control6"/></text:p>
          </table:table-cell>
        </table:table-row>
      </table:table>
      <text:p text:style-name="P38"/>
      <text:p text:style-name="P1"><text:span text:style-name="T14">Total Points:</text:span> <draw:control text:anchor-type="as-char" draw:z-index="5" draw:name="Shape2" draw:style-name="gr2" draw:text-style-name="P86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3-27T18:29:57.001096222</dc:date>
    <meta:editing-duration>PT2H16M1S</meta:editing-duration>
    <meta:editing-cycles>35</meta:editing-cycles>
    <meta:document-statistic meta:table-count="3" meta:image-count="0" meta:object-count="0" meta:page-count="2" meta:paragraph-count="130" meta:word-count="335" meta:character-count="1822" meta:non-whitespace-character-count="1546"/>
  </office:meta>
</office:document-meta>
</file>